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4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Maya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Chandrasekhar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22/11/1979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Veliyil veed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Kaithavana
Sanathanapuram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Rajamma, Mother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V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Standard"><text:span text:style-name="T1">Address</text:span>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9-10T09:56:00</dc:date>
    <meta:editing-cycles>9</meta:editing-cycles>
    <meta:editing-duration>PT15M</meta:editing-duration>
    <meta:document-statistic meta:table-count="4" meta:image-count="0" meta:object-count="0" meta:page-count="1" meta:paragraph-count="42" meta:word-count="85" meta:character-count="411"/>
    <meta:generator>OpenOffice/4.1.3$Win32 OpenOffice.org_project/413m1$Build-9783</meta:generator>
  </office:meta>
</office:document-meta>
</file>